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bold" officeooo:rsid="0007da15" officeooo:paragraph-rsid="0007da15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07da15" officeooo:paragraph-rsid="0007da15"/>
    </style:style>
    <style:style style:name="P3" style:family="paragraph" style:parent-style-name="Standard">
      <style:text-properties fo:font-style="italic" fo:font-weight="bold" officeooo:rsid="0007da15" officeooo:paragraph-rsid="0007da15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paragraph-rsid="0007da15"/>
    </style:style>
    <style:style style:name="P5" style:family="paragraph" style:parent-style-name="Standard">
      <style:text-properties officeooo:paragraph-rsid="0008c739"/>
    </style:style>
    <style:style style:name="P6" style:family="paragraph" style:parent-style-name="Standard">
      <style:text-properties officeooo:paragraph-rsid="0009923f"/>
    </style:style>
    <style:style style:name="P7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8" style:family="paragraph" style:parent-style-name="Standard">
      <style:paragraph-properties style:line-height-at-least="0.503cm"/>
      <style:text-properties officeooo:paragraph-rsid="0009923f"/>
    </style:style>
    <style:style style:name="T1" style:family="text">
      <style:text-properties officeooo:rsid="0007da15"/>
    </style:style>
    <style:style style:name="T2" style:family="text">
      <style:text-properties fo:font-size="10pt" fo:font-style="italic" fo:font-weight="bold" officeooo:rsid="0007da15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fo:font-weight="bold" officeooo:rsid="0008c739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italic" fo:font-weight="bold" officeooo:rsid="0009923f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Liberation Serif" officeooo:rsid="0007da15"/>
    </style:style>
    <style:style style:name="T9" style:family="text">
      <style:text-properties style:font-name="Liberation Serif" officeooo:rsid="0009923f"/>
    </style:style>
    <style:style style:name="T10" style:family="text">
      <style:text-properties officeooo:rsid="0009923f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font-size="10.5pt" fo:font-weight="normal"/>
    </style:style>
    <style:style style:name="T13" style:family="text">
      <style:text-properties fo:color="#cccccc" loext:opacity="100%" fo:font-size="10pt" fo:font-style="italic" fo:font-weight="bold" officeooo:rsid="0009923f" fo:background-color="#1f1f1f" loext:char-shading-value="0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cccccc" loext:opacity="100%" style:font-name="Consolas" fo:font-size="10.5pt" fo:font-style="italic" fo:font-weight="normal" officeooo:rsid="0009923f" fo:background-color="#1f1f1f" loext:char-shading-value="0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9cdcfe" loext:opacity="100%" style:font-name="Consolas" fo:font-size="10.5pt" fo:font-style="italic" fo:font-weight="normal" officeooo:rsid="0009923f" fo:background-color="#1f1f1f" loext:char-shading-value="0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9cdcfe" loext:opacity="100%" style:font-name="Consolas" fo:font-size="10.5pt" fo:font-weight="normal"/>
    </style:style>
    <style:style style:name="T17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ct</text:p>
      <text:p text:style-name="P2"/>
      <text:p text:style-name="P2">Comandos básicos</text:p>
      <text:p text:style-name="P2"/>
      <text:p text:style-name="P2">crear una aplicación de react desde la linea de comandos:</text:p>
      <text:p text:style-name="P4"><text:span text:style-name="Source_20_Text"><text:span text:style-name="T2">npx create-react-app my-app</text:span></text:span></text:p>
      <text:p text:style-name="P4"><text:span text:style-name="Source_20_Text"><text:span text:style-name="T2"/></text:span></text:p>
      <text:p text:style-name="P5"><text:span text:style-name="Source_20_Text"><text:span text:style-name="T8">iniciar la aplicación</text:span></text:span></text:p>
      <text:p text:style-name="P5"><text:span text:style-name="Source_20_Text"><text:span text:style-name="T3">npm start</text:span></text:span></text:p>
      <text:p text:style-name="P3"/>
      <text:p text:style-name="P4"><text:span text:style-name="T1">instalar </text:span>gestor dependencias de JavaScript <text:span text:style-name="T1">yarn</text:span></text:p>
      <text:p text:style-name="P1"><text:span text:style-name="Source_20_Text">npm install --global yarn</text:span></text:p>
      <text:p text:style-name="P1"><text:span text:style-name="Source_20_Text"><text:span text:style-name="T7"/></text:span></text:p>
      <text:p text:style-name="P2">agregar react router dom </text:p>
      <text:p text:style-name="P6"><text:span text:style-name="Source_20_Text"><text:span text:style-name="T2">yarn add react-router-dom</text:span></text:span></text:p>
      <text:p text:style-name="P6"><text:span text:style-name="Source_20_Text"><text:span text:style-name="T2"/></text:span></text:p>
      <text:p text:style-name="P6"><text:span text:style-name="Source_20_Text"><text:span text:style-name="T8">modificar el package.json</text:span></text:span></text:p>
      <text:p text:style-name="P6"><text:span text:style-name="Source_20_Text"><text:span text:style-name="T13">  </text:span></text:span><text:span text:style-name="Source_20_Text"><text:span text:style-name="T15">"scripts"</text:span></text:span><text:span text:style-name="Source_20_Text"><text:span text:style-name="T14">: {</text:span></text:span></text:p>
      <text:p text:style-name="P7">    <text:span text:style-name="T16">"dev"</text:span><text:span text:style-name="T11">: </text:span><text:span text:style-name="T17">"react-scripts start"</text:span><text:span text:style-name="T11">,</text:span></text:p>
      <text:p text:style-name="P7"><text:span text:style-name="T11"/></text:p>
      <text:p text:style-name="P8"><text:span text:style-name="Source_20_Text"><text:span text:style-name="T9">ejecutar aplicación</text:span></text:span></text:p>
      <text:p text:style-name="P8"><text:span text:style-name="Source_20_Text"><text:span text:style-name="T2">yarn dev</text:span></text:span></text:p>
      <text:p text:style-name="P6"><text:span text:style-name="Source_20_Text"><text:span text:style-name="T2"><text:s/></text:span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0:47:49.854000000</meta:creation-date>
    <dc:date>2024-04-17T13:56:03.623000000</dc:date>
    <meta:editing-duration>PT3H8M14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6" meta:word-count="51" meta:character-count="357" meta:non-whitespace-character-count="314"/>
  </office:meta>
</office:document-meta>
</file>